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6.18502in, 10.8506in, 3.70496in, 1.8726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2.81475in, 9.0318in, 4.40786in, 3.9884in)"/>
    </style:style>
  </office:automatic-styles>
  <office:body>
    <office:text text:use-soft-page-breaks="true">
      <text:p text:style-name="P1">Part 3 screenshot:</text:p>
      <text:p text:style-name="Normal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6.6855in" svg:height="1.2494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Part 4 screenshot:</text:p>
      <text:p text:style-name="Normal"><draw:frame draw:style-name="a2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style-name="a3" draw:name="Picture 4" text:anchor-type="as-char" svg:x="0in" svg:y="0in" svg:width="6.62929in" svg:height="3.82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18470774 Philip Herweling</meta:initial-creator>
    <dc:creator>C18470774 Philip Herweling</dc:creator>
    <meta:creation-date>2020-11-02T09:29:00Z</meta:creation-date>
    <dc:date>2020-11-02T09:56:00Z</dc:date>
    <meta:template xlink:href="Normal" xlink:type="simple"/>
    <meta:editing-cycles>1</meta:editing-cycles>
    <meta:editing-duration>PT360S</meta:editing-duration>
    <meta:document-statistic meta:page-count="2" meta:paragraph-count="1" meta:word-count="9" meta:character-count="62" meta:row-count="1" meta:non-whitespace-character-count="54"/>
  </office:meta>
</office:document-meta>
</file>